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a xlink:type="simple" xlink:href="https://build.phonegap.com/apps/1237721/share">https://build.phonegap.com/apps/1237721/shar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